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1.73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d46" officeooo:paragraph-rsid="001f4d46"/>
    </style:style>
    <style:style style:name="P2" style:family="paragraph" style:parent-style-name="Table_20_Contents">
      <style:text-properties officeooo:rsid="001f4d46" officeooo:paragraph-rsid="00243e86"/>
    </style:style>
    <style:style style:name="P3" style:family="paragraph" style:parent-style-name="Table_20_Contents">
      <style:text-properties officeooo:rsid="0023830e" officeooo:paragraph-rsid="0023830e"/>
    </style:style>
    <style:style style:name="P4" style:family="paragraph" style:parent-style-name="Table_20_Contents">
      <style:text-properties officeooo:rsid="0024167a" officeooo:paragraph-rsid="0024167a"/>
    </style:style>
    <style:style style:name="P5" style:family="paragraph" style:parent-style-name="Table_20_Contents">
      <style:text-properties officeooo:rsid="00243e86" officeooo:paragraph-rsid="00243e86"/>
    </style:style>
    <style:style style:name="P6" style:family="paragraph" style:parent-style-name="Table_20_Contents">
      <style:text-properties officeooo:rsid="002614a2" officeooo:paragraph-rsid="002614a2"/>
    </style:style>
    <style:style style:name="T1" style:family="text">
      <style:text-properties officeooo:rsid="001f4d46"/>
    </style:style>
    <style:style style:name="T2" style:family="text">
      <style:text-properties officeooo:rsid="00205943"/>
    </style:style>
    <style:style style:name="T3" style:family="text">
      <style:text-properties officeooo:rsid="00243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UC1 : Visualiser l’occupation des casiers</text:p>
          </table:table-cell>
          <table:table-cell table:style-name="Tableau1.B1" office:value-type="string">
            <text:p text:style-name="Table_20_Contents"><text:s/><text:span text:style-name="T1">Étudiant n°3 : Paul</text:span></text:p>
          </table:table-cell>
        </table:table-row>
        <table:table-row>
          <table:table-cell table:style-name="Tableau1.A2" office:value-type="string">
            <text:p text:style-name="P1">Précondition(s)</text:p>
          </table:table-cell>
          <table:table-cell table:style-name="Tableau1.B2" office:value-type="string">
            <text:p text:style-name="P1">La base de donnée est accessible et l’in<text:span text:style-name="T3">stallation</text:span> web est fonctionnelle.</text:p>
            <text:p text:style-name="P1"><text:span text:style-name="T3">Chaque </text:span>utilisateur est authentifié <text:span text:style-name="T3">dans la base de donnée </text:span>grâce à un login et un mot de passe.</text:p>
          </table:table-cell>
        </table:table-row>
        <table:table-row>
          <table:table-cell table:style-name="Tableau1.A2" office:value-type="string">
            <text:p text:style-name="P1">Scénario nominal</text:p>
          </table:table-cell>
          <table:table-cell table:style-name="Tableau1.B2" office:value-type="string">
            <text:p text:style-name="P1">L’utilisateur peut voir en temps réel <text:span text:style-name="T2">la disponibilité de chaque objet. Dans le cas où l’utilisateur est administrateur, il peut également voir la personne qui a emprunté un objet.</text:span></text:p>
          </table:table-cell>
        </table:table-row>
        <table:table-row table:style-name="Tableau1.4">
          <table:table-cell table:style-name="Tableau1.A2" office:value-type="string">
            <text:p text:style-name="P3">Post condition<text:span text:style-name="T3">(s)</text:span></text:p>
          </table:table-cell>
          <table:table-cell table:style-name="Tableau1.B2" office:value-type="string">
            <text:p text:style-name="P4">Si l’utilisateur est administrateur, un clic sur une case comprenant un objet emprunté affichera le nom de l’emprunteur.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UC2 : Authentifier un utilisateur </text:p>
          </table:table-cell>
          <table:table-cell table:style-name="Tableau2.B1" office:value-type="string">
            <text:p text:style-name="P5"><text:span text:style-name="T1">Étudiant n°3 : Paul</text:span></text:p>
          </table:table-cell>
        </table:table-row>
        <table:table-row>
          <table:table-cell table:style-name="Tableau2.A2" office:value-type="string">
            <text:p text:style-name="P5">Précondition(s)</text:p>
          </table:table-cell>
          <table:table-cell table:style-name="Tableau2.B2" office:value-type="string">
            <text:p text:style-name="P5">La base de donnée est accessible et l’installation web est fonctionnelle.</text:p>
            <text:p text:style-name="P2"><text:span text:style-name="T3">Chaque </text:span>utilisateur est authentifié <text:span text:style-name="T3">dans la base de donnée </text:span>grâce à un login et un mot de passe.</text:p>
          </table:table-cell>
        </table:table-row>
        <table:table-row>
          <table:table-cell table:style-name="Tableau2.A2" office:value-type="string">
            <text:p text:style-name="P5">Scénario nominal</text:p>
          </table:table-cell>
          <table:table-cell table:style-name="Tableau2.B2" office:value-type="string">
            <text:p text:style-name="P5">L’utilisateur s’identifie avec son login et son mot de passe pour accéder à l’interface web.</text:p>
          </table:table-cell>
        </table:table-row>
        <table:table-row>
          <table:table-cell table:style-name="Tableau2.A2" office:value-type="string">
            <text:p text:style-name="P5">Post condition(s)</text:p>
          </table:table-cell>
          <table:table-cell table:style-name="Tableau2.B2" office:value-type="string">
            <text:p text:style-name="P5">En fonction de son statut, l’utilisateur a accès à différentes fonctionnalités de l’interface.</text:p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5">UC3 : Consulter l’historique</text:p>
          </table:table-cell>
          <table:table-cell table:style-name="Tableau3.B1" office:value-type="string">
            <text:p text:style-name="P5"><text:span text:style-name="T1">Étudiant n°3 : Paul</text:span></text:p>
          </table:table-cell>
        </table:table-row>
        <table:table-row>
          <table:table-cell table:style-name="Tableau3.A2" office:value-type="string">
            <text:p text:style-name="P5">Précondition(s)</text:p>
          </table:table-cell>
          <table:table-cell table:style-name="Tableau3.B2" office:value-type="string">
            <text:p text:style-name="P5">La base de donnée est accessible et l’installation web est fonctionnelle.</text:p>
            <text:p text:style-name="P2"><text:span text:style-name="T3">Chaque </text:span>utilisateur est authentifié <text:span text:style-name="T3">dans la base de donnée </text:span>grâce à un login et un mot de passe.</text:p>
          </table:table-cell>
        </table:table-row>
        <table:table-row>
          <table:table-cell table:style-name="Tableau3.A2" office:value-type="string">
            <text:p text:style-name="P5">Scénario nominal</text:p>
          </table:table-cell>
          <table:table-cell table:style-name="Tableau3.B2" office:value-type="string">
            <text:p text:style-name="P6">L’administrateur peut consulter l’historique des emprunts et voir quels adhérents ont effectué un emprunt ainsi que les retards et les objets empruntés.</text:p>
          </table:table-cell>
        </table:table-row>
        <table:table-row>
          <table:table-cell table:style-name="Tableau3.A2" office:value-type="string">
            <text:p text:style-name="P5">Post condition(s)</text:p>
          </table:table-cell>
          <table:table-cell table:style-name="Tableau3.B2" office:value-type="string">
            <text:p text:style-name="P6">L’administrateur pourra effectuer un tri par objets empruntés, par utilisateurs ou par période.</text:p>
            <text:p text:style-name="P6">L’administrateur pourra également sélectionner plusieurs adhérents pour réaliser une campagne d’envoi de SMS en cas de retar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4:55:27.486000000</meta:creation-date>
    <dc:date>2020-01-20T10:39:31.293000000</dc:date>
    <meta:editing-duration>PT17M5S</meta:editing-duration>
    <meta:editing-cycles>1</meta:editing-cycles>
    <meta:document-statistic meta:table-count="3" meta:image-count="0" meta:object-count="0" meta:page-count="1" meta:paragraph-count="28" meta:word-count="256" meta:character-count="1665" meta:non-whitespace-character-count="1435"/>
    <meta:generator>LibreOffice/5.4.7.2$Windows_X86_64 LibreOffice_project/c838ef25c16710f8838b1faec480ebba495259d0</meta:generator>
  </office:meta>
</office:document-meta>
</file>